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margin-left="0.4925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paragraph-properties fo:margin-left="0.4925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paragraph-properties fo:margin-left="0.4925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paragraph-properties fo:margin-left="0.4925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2">
      <style:paragraph-properties fo:margin-left="0.4925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 style:list-style-name="L2">
      <style:paragraph-properties fo:margin-left="0.4925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paragraph-properties fo:margin-left="0.4925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1">
      <style:paragraph-properties fo:margin-left="0.4925in" fo:margin-right="0in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paragraph-properties fo:margin-left="0.4925in" fo:margin-right="0in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paragraph-properties fo:margin-left="0.4925in" fo:margin-right="0in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1">
      <style:paragraph-properties fo:margin-left="0.4925in" fo:margin-right="0in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2" style:family="paragraph" style:parent-style-name="Standard" style:list-style-name="L1">
      <style:paragraph-properties fo:margin-left="0.4925in" fo:margin-right="0in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L1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P24" style:family="paragraph" style:parent-style-name="Standard" style:list-style-name="L2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P2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Andale Mono" fo:font-style="normal" style:text-underline-style="none" style:font-style-asian="normal" style:font-style-complex="normal"/>
    </style:style>
    <style:style style:name="T9" style:family="text">
      <style:text-properties style:font-name="Andale Mono" fo:font-style="normal" style:font-style-asian="normal" style:font-style-complex="normal"/>
    </style:style>
    <style:style style:name="T10" style:family="text">
      <style:text-properties style:font-name="Andale Mono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Andale Mono"/>
    </style:style>
    <style:style style:name="T12" style:family="text">
      <style:text-properties style:font-name="Times New Roman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TFSM Architectural Overview</text:p>
      <text:p text:style-name="P2">by Calin Culianu April 2008</text:p>
      <text:p text:style-name="Standard"/>
      <text:p text:style-name="P3">Overview</text:p>
      <text:p text:style-name="Standard"/>
      <text:p text:style-name="Standard">The RTFSM core system consists of a realtime kernel module “RealtimeFSM.ko” and a userspace server program “FSMServer”. <text:s/>The kernel module runs in kernelspace and communicates via shared memory (rt-shm) and FIFOS (RT-FIFOs) with the userspace program. <text:s/>The userspace program listens for TCP connections on port 3333 and accept protocol commands from a matlab client.</text:p>
      <text:p text:style-name="Standard"/>
      <text:p text:style-name="P3">RealtimeFSM.ko Rough Breakdown</text:p>
      <text:p text:style-name="P4"/>
      <text:p text:style-name="P4"><text:span text:style-name="T1">fsm.c</text:span> </text:p>
      <text:p text:style-name="P4"/>
      <text:p text:style-name="P7">Main kernel module code. <text:s/>When module is loaded function ' <text:span text:style-name="T8">int init(void) </text:span>' is called by the kernel in <text:span text:style-name="T2">nonrealtime</text:span><text:span text:style-name="T3"> context. <text:s/>This function calls other functions that detect COMEDI hardware, set up shared memory (rt-shm) and RT-FIFOs, and start the realtime task thread, which is the function ' </text:span><text:span text:style-name="T9">void *doFSM(void *) </text:span><text:span text:style-name="T3">'.</text:span></text:p>
      <text:p text:style-name="P10"/>
      <text:p text:style-name="P7"><text:span text:style-name="T9">doFSM()</text:span><text:span text:style-name="T3"> runs at the task rate (usually 6kHz) <text:s/>in </text:span><text:span text:style-name="T2">realtime context </text:span><text:span text:style-name="T3">and does roughly the following each task cycle (default every 166 microseconds):</text:span></text:p>
      <text:list text:style-name="L1">
        <text:list-item>
          <text:p text:style-name="P11">wakes up</text:p>
        </text:list-item>
        <text:list-item>
          <text:p text:style-name="P11">grabs input channels from COMEDI (either DI or AI depending on configuration) (see <text:span text:style-name="T11">grabAI() </text:span>and <text:span text:style-name="T11">grabAllDIO())</text:span></text:p>
        </text:list-item>
        <text:list-item>
          <text:p text:style-name="P11">does threshold detection (optionally calling Embedded-C threshold detection functions)</text:p>
        </text:list-item>
        <text:list-item>
          <text:p text:style-name="P11">checks RT-FIFOs<text:span text:style-name="T11"> (handleFifos()) </text:span>to see if new commands came from userspace 'FSMServer' program</text:p>
          <text:list>
            <text:list-item>
              <text:p text:style-name="P23"><text:span text:style-name="T3">If new commands came, executes commands. <text:s/>Some commands that take a long time might be pended to nonrealtime via the 'softtask' mechanism (see </text:span><text:span text:style-name="T6">SoftTask.c</text:span><text:span text:style-name="T3"> and </text:span><text:span text:style-name="T6">SoftTask.h</text:span><text:span text:style-name="T4">), or they might happen right away if they are simple commands.</text:span></text:p>
            </text:list-item>
          </text:list>
        </text:list-item>
        <text:list-item>
          <text:p text:style-name="P18">Loops through all the active and valid FSMs and for each valid FSM does</text:p>
          <text:list>
            <text:list-item>
              <text:p text:style-name="P18"><text:s/>input detection<text:span text:style-name="T11"> (detectInputEvents()),</text:span> scheduled wave processing<text:span text:style-name="T11"> (processSchedWaves()),</text:span><text:span text:style-name="T12">state transitions</text:span><text:span text:style-name="T11"> (gotoState()), </text:span>pends DOUT output (<text:span text:style-name="T11">doOutputs()</text:span>), etc for each FSM</text:p>
            </text:list-item>
          </text:list>
        </text:list-item>
        <text:list-item>
          <text:p text:style-name="P18">Commits DOUT outputs by writing them to hardware (<text:span text:style-name="T11">commitDataWrites()</text:span>)</text:p>
        </text:list-item>
        <text:list-item>
          <text:p text:style-name="P18">Do any DAQ (data acquisition) processing (this is a rarely used feature) (<text:span text:style-name="T11">doDAQ()</text:span>)</text:p>
        </text:list-item>
        <text:list-item>
          <text:p text:style-name="P18">Goes to sleep for 1 task cycle and starts from the top again.</text:p>
        </text:list-item>
      </text:list>
      <text:p text:style-name="P25"/>
      <text:p text:style-name="P26">FSM.h</text:p>
      <text:p text:style-name="P8"><text:span text:style-name="T5">This contains the shared memory struct declarations and the structs that go into the RT-FIFOs.</text:span> <text:s/><text:span text:style-name="T7">Basically, all communication between the userspace “FSMServer” program and the “RealtimeFSM.ko” module happens using the data declarations present in this file. <text:s/>The structure '</text:span><text:span text:style-name="T10">struct ShmMsg</text:span><text:span text:style-name="T7">' is a good place to start analyzing the code since this is the data structure “FSMServer” and “RealtimeFSM.ko” use to communicate. <text:s/>How the structure is intepreted depends on the '</text:span><text:span text:style-name="T10">ShmMsgID'</text:span><text:span text:style-name="T7"> in the .</text:span><text:span text:style-name="T10">id </text:span><text:span text:style-name="T7">field of the structure.</text:span></text:p>
      <text:p text:style-name="P25"/>
      <text:p text:style-name="P25"/>
      <text:p text:style-name="P9">FSMServer Rough Breakdown</text:p>
      <text:p text:style-name="P25"/>
      <text:p text:style-name="P26">FSMServer.cpp</text:p>
      <text:p text:style-name="P26"/>
      <text:p text:style-name="P7"><text:span text:style-name="T3">This is the server program that listens on port 3333 and accepts commands from matlab. <text:s/>If you wanted to add new commands or to modify existing commands, the main code of interest is in the '</text:span><text:span text:style-name="T9">ConnectionThread::threadFunc()' </text:span><text:span text:style-name="T3">member function. <text:s/>Here is where all protocol commands are parsed and, if need be, communication happens with the kernel </text:span><text:span text:style-name="T2">realtime task</text:span><text:span text:style-name="T3"> via shared memory and fifos. <text:s/></text:span></text:p>
      <text:p text:style-name="P10"/>
      <text:p text:style-name="P10">The mechanism for communication with the kernel is: </text:p>
      <text:p text:style-name="P10"/>
      <text:list text:style-name="L2">
        <text:list-item>
          <text:p text:style-name="P24"><text:span text:style-name="T3">a </text:span><text:span text:style-name="T9">ShmMsg</text:span><text:span text:style-name="T3"> struct is prepared (see </text:span><text:span text:style-name="T6">FSM.h</text:span><text:span text:style-name="T4">) </text:span><text:span text:style-name="T3">which contains the correct </text:span><text:span text:style-name="T9">ShmMsgID</text:span><text:span text:style-name="T3"> that corresponds to the command/query we are performing to the realtime task. <text:s/>Auxilliary data for he message is also prepared.</text:span></text:p>
        </text:list-item>
        <text:list-item>
          <text:p text:style-name="P15">this prepared struct is written to the rt-shm that was attached at program startup</text:p>
        </text:list-item>
        <text:list-item>
          <text:p text:style-name="P15">a small int is written to the rt-fifo to tell the kernel that the rt-shm as changed. <text:s/></text:p>
          <text:p text:style-name="P15"/>
        </text:list-item>
      </text:list>
      <text:p text:style-name="P7"><text:span text:style-name="T3">Have a look in '</text:span><text:span text:style-name="T9">ConnectionThread::sendToRT()</text:span><text:span text:style-name="T3">' to see this in the code.</text:span></text:p>
      <text:p text:style-name="P10"/>
      <text:p text:style-name="P10"/>
      <text:p text:style-name="P27">Additional Thoughts and Observations</text:p>
      <text:p text:style-name="P28"/>
      <text:p text:style-name="Standard">Aside from the client/server architecture between the matlab client(s) and the FSMServer, communication between the userspace FSMServer and the kernelspace RealtimeFSM.ko actually also follows a quasi-client/server architecture, because requests are sent synchronously from the FSMServer to the RealtimeFSM.ko module (via the aformentioned rt-shm and RT-FIFO mechanisms), where they are serviced, and results are sent back to the FSMServer when complete. <text:s/>Thus the flow of information would be:</text:p>
      <text:p text:style-name="Standard"/>
      <text:p text:style-name="P5"><text:s text:c="2"/>MATLAB CALL <text:s/>--&gt;(via TCP)--&gt; FSMServer --&gt;(via rt-shm and RT-FIFOS) --&gt; RealtimeFSM.ko</text:p>
      <text:p text:style-name="P29"/>
      <text:p text:style-name="P30">and results of matlab calls would be returned in the reverse order:</text:p>
      <text:p text:style-name="P29"/>
      <text:p text:style-name="P5"><text:s text:c="2"/>RealtimeFSM.ko --&gt;(via rt-shm and RT-FIFOS)--&gt; FSMServer --&gt;(via TCP) --&gt; MATLAB RESULT</text:p>
      <text:p text:style-name="P5"/>
      <text:p text:style-name="P6">This is basically a 3-tiered client/server paradigm. </text:p>
      <text:p text:style-name="P6"/>
      <text:p text:style-name="P6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initial-creator>Calin Culianu</meta:initial-creator>
    <meta:creation-date>2008-04-07T14:33:14</meta:creation-date>
    <dc:creator>Calin Culianu</dc:creator>
    <dc:date>2008-04-09T12:01:06</dc:date>
    <meta:editing-cycles>9</meta:editing-cycles>
    <meta:editing-duration>PT52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4" meta:word-count="644" meta:character-count="4169"/>
  </office:meta>
</office:document-meta>
</file>